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ris Graff</text:p>
      <text:p text:style-name="Standard">*20274911</text:p>
      <text:p text:style-name="Standard">Assignment 1</text:p>
      <text:p text:style-name="Standard">gq005</text:p>
      <text:p text:style-name="Standard"/>
      <text:p text:style-name="Standard">#include "utility.h"</text:p>
      <text:p text:style-name="Standard">#include "List.h"</text:p>
      <text:p text:style-name="Standard">#include "main.h"</text:p>
      <text:p text:style-name="Standard"/>
      <text:p text:style-name="Standard">int main(){</text:p>
      <text:p text:style-name="Standard"><text:s text:c="3"/>clock_t start, finish;</text:p>
      <text:p text:style-name="Standard"><text:s text:c="3"/>double elapsed_time;</text:p>
      <text:p text:style-name="Standard"/>
      <text:p text:style-name="Standard"><text:s text:c="3"/>bool exit_now = false;</text:p>
      <text:p text:style-name="Standard"><text:s text:c="3"/>List&lt;Personal_record&gt; record_list;</text:p>
      <text:p text:style-name="Standard"/>
      <text:p text:style-name="Standard"><text:s text:c="3"/>string user_input;</text:p>
      <text:p text:style-name="Standard"/>
      <text:p text:style-name="Standard"><text:s text:c="3"/>while(!exit_now){</text:p>
      <text:p text:style-name="Standard"><text:s text:c="6"/>cout &lt;&lt; endl;</text:p>
      <text:p text:style-name="Standard"><text:s text:c="6"/>cout &lt;&lt; "***********************" &lt;&lt; endl;</text:p>
      <text:p text:style-name="Standard"><text:s text:c="6"/>cout &lt;&lt; "Menu:" &lt;&lt; endl;</text:p>
      <text:p text:style-name="Standard"><text:s text:c="6"/>cout &lt;&lt; "1. Import List from File" &lt;&lt; endl;</text:p>
      <text:p text:style-name="Standard"><text:s text:c="6"/>cout &lt;&lt; "2. Display List" &lt;&lt; endl;</text:p>
      <text:p text:style-name="Standard"><text:s text:c="6"/>cout &lt;&lt; "3. Search List" &lt;&lt; endl;</text:p>
      <text:p text:style-name="Standard"><text:s text:c="6"/>cout &lt;&lt; "x. Exit" &lt;&lt; endl;</text:p>
      <text:p text:style-name="Standard"><text:s text:c="6"/>cout &lt;&lt; "***********************" &lt;&lt; endl;</text:p>
      <text:p text:style-name="Standard"/>
      <text:p text:style-name="Standard"><text:s text:c="6"/>getline(cin, user_input);</text:p>
      <text:p text:style-name="Standard"/>
      <text:p text:style-name="Standard"><text:s text:c="6"/>if(user_input == "1"){</text:p>
      <text:p text:style-name="Standard"><text:s text:c="9"/>string input;</text:p>
      <text:p text:style-name="Standard"><text:s text:c="9"/>cout &lt;&lt; endl &lt;&lt; "Enter Data File Name:" &lt;&lt; endl;</text:p>
      <text:p text:style-name="Standard"><text:s text:c="9"/>getline(cin, input);</text:p>
      <text:p text:style-name="Standard"><text:s text:c="9"/>ifstream insertion_file;</text:p>
      <text:p text:style-name="Standard"><text:s text:c="9"/>insertion_file.open(input.c_str());</text:p>
      <text:p text:style-name="Standard"><text:s text:c="9"/>if(!insertion_file.fail()){</text:p>
      <text:p text:style-name="Standard"><text:s text:c="12"/>record_list.clear();</text:p>
      <text:p text:style-name="Standard"/>
      <text:p text:style-name="Standard"><text:s text:c="12"/>while(!insertion_file.fail() &amp;&amp; !insertion_file.eof()){</text:p>
      <text:p text:style-name="Standard"><text:s text:c="15"/>Personal_record input_rec;</text:p>
      <text:p text:style-name="Standard"><text:s text:c="15"/>string code_string;</text:p>
      <text:p text:style-name="Standard"><text:s text:c="15"/>getline(insertion_file, input_rec.last_name);</text:p>
      <text:p text:style-name="Standard"><text:s text:c="15"/>getline(insertion_file, input_rec.first_name);</text:p>
      <text:p text:style-name="Standard"><text:s text:c="15"/>getline(insertion_file, code_string);</text:p>
      <text:p text:style-name="Standard"><text:s text:c="15"/>input_rec.code = string_to_int(code_string);</text:p>
      <text:p text:style-name="Standard"/>
      <text:p text:style-name="Standard"/>
      <text:p text:style-name="Standard"><text:s text:c="15"/>// write code to implement Requirement 1</text:p>
      <text:p text:style-name="Standard"><text:soft-page-break/><text:s text:c="15"/>//cvg</text:p>
      <text:p text:style-name="Standard"><text:s text:c="15"/>if(!record_list.empty())</text:p>
      <text:p text:style-name="Standard"><text:s text:c="16"/>{</text:p>
      <text:p text:style-name="Standard"><text:s text:c="18"/>for(int x = 0; x &lt; record_list.size(); x++)</text:p>
      <text:p text:style-name="Standard"><text:s text:c="18"/>{ <text:s text:c="44"/>//x = record to check against</text:p>
      <text:p text:style-name="Standard"><text:s text:c="21"/>Personal_record rec; <text:s text:c="22"/>//rec = current personal record checking</text:p>
      <text:p text:style-name="Standard"><text:s text:c="21"/>record_list.retrieve(x, rec);</text:p>
      <text:p text:style-name="Standard"><text:s text:c="21"/>if(input_rec.last_name.empty() &amp;&amp; input_rec.first_name.empty())</text:p>
      <text:p text:style-name="Standard"><text:s text:c="21"/>{</text:p>
      <text:p text:style-name="Standard"><text:s text:c="24"/>break;</text:p>
      <text:p text:style-name="Standard"><text:s text:c="21"/>}</text:p>
      <text:p text:style-name="Standard"><text:s text:c="21"/>else if(input_rec.last_name&lt;rec.last_name)</text:p>
      <text:p text:style-name="Standard"><text:s text:c="21"/>{</text:p>
      <text:p text:style-name="Standard"><text:s text:c="24"/>record_list.insert(x, input_rec);</text:p>
      <text:p text:style-name="Standard"><text:s text:c="24"/>break;</text:p>
      <text:p text:style-name="Standard"><text:s text:c="21"/>}</text:p>
      <text:p text:style-name="Standard"><text:s text:c="21"/>else if(input_rec.last_name==rec.last_name)</text:p>
      <text:p text:style-name="Standard"><text:s text:c="21"/>{</text:p>
      <text:p text:style-name="Standard"><text:s text:c="24"/>if(input_rec.first_name&lt;rec.first_name)</text:p>
      <text:p text:style-name="Standard"><text:s text:c="24"/>{</text:p>
      <text:p text:style-name="Standard"><text:s text:c="27"/>record_list.insert(x, input_rec);</text:p>
      <text:p text:style-name="Standard"><text:s text:c="27"/>break;</text:p>
      <text:p text:style-name="Standard"><text:s text:c="24"/>}</text:p>
      <text:p text:style-name="Standard"><text:s text:c="24"/>else if(input_rec.first_name&gt;rec.first_name)</text:p>
      <text:p text:style-name="Standard"><text:s text:c="24"/>{</text:p>
      <text:p text:style-name="Standard"><text:s text:c="27"/>record_list.insert(x+1, input_rec);</text:p>
      <text:p text:style-name="Standard"><text:s text:c="27"/>break;</text:p>
      <text:p text:style-name="Standard"><text:s text:c="24"/>}</text:p>
      <text:p text:style-name="Standard"><text:s text:c="24"/>else</text:p>
      <text:p text:style-name="Standard"><text:s text:c="24"/>{break;}</text:p>
      <text:p text:style-name="Standard"><text:s text:c="21"/>}</text:p>
      <text:p text:style-name="Standard"><text:s text:c="21"/>else if(x==(record_list.size()-1))</text:p>
      <text:p text:style-name="Standard"><text:s text:c="21"/>{</text:p>
      <text:p text:style-name="Standard"><text:s text:c="24"/>record_list.insert(x+1, input_rec);</text:p>
      <text:p text:style-name="Standard"><text:s text:c="21"/>}</text:p>
      <text:p text:style-name="Standard"><text:s text:c="18"/>}</text:p>
      <text:p text:style-name="Standard"><text:s text:c="16"/>}</text:p>
      <text:p text:style-name="Standard"><text:s text:c="16"/>else</text:p>
      <text:p text:style-name="Standard"><text:s text:c="16"/>{</text:p>
      <text:p text:style-name="Standard"><text:s text:c="18"/>record_list.insert(0, input_rec);</text:p>
      <text:p text:style-name="Standard"><text:s text:c="16"/>}</text:p>
      <text:p text:style-name="Standard"><text:s text:c="16"/>//cvg</text:p>
      <text:p text:style-name="Standard"/>
      <text:p text:style-name="Standard"><text:s text:c="11"/>}</text:p>
      <text:p text:style-name="Standard"><text:s text:c="9"/>} else</text:p>
      <text:p text:style-name="Standard"><text:s text:c="12"/>cout &lt;&lt; "Invalid file name." &lt;&lt; endl;</text:p>
      <text:p text:style-name="Standard"><text:s text:c="6"/>}</text:p>
      <text:p text:style-name="Standard"><text:s text:c="6"/>else if(user_input == "2"){</text:p>
      <text:p text:style-name="Standard"/>
      <text:p text:style-name="Standard"><text:soft-page-break/></text:p>
      <text:p text:style-name="Standard"/>
      <text:p text:style-name="Standard"><text:s text:c="6"/>// write code to implement Requirement 2</text:p>
      <text:p text:style-name="Standard"><text:s text:c="6"/>//cvg</text:p>
      <text:p text:style-name="Standard"><text:s text:c="8"/>for(int x = 0; x &lt; record_list.size(); x++)</text:p>
      <text:p text:style-name="Standard"><text:s text:c="8"/>{</text:p>
      <text:p text:style-name="Standard"><text:s text:c="11"/>Personal_record rec;</text:p>
      <text:p text:style-name="Standard"><text:s text:c="11"/>record_list.retrieve(x, rec);</text:p>
      <text:p text:style-name="Standard"><text:s text:c="11"/>cout &lt;&lt; "Last Name: " &lt;&lt; rec.last_name &lt;&lt; endl &lt;&lt; "First Name: " &lt;&lt; rec.first_name &lt;&lt; endl;</text:p>
      <text:p text:style-name="Standard"><text:s text:c="11"/>cout &lt;&lt; "Code: " &lt;&lt; rec.code &lt;&lt; endl &lt;&lt; endl &lt;&lt; endl;</text:p>
      <text:p text:style-name="Standard"><text:s text:c="8"/>}</text:p>
      <text:p text:style-name="Standard"><text:s text:c="6"/>//cvg</text:p>
      <text:p text:style-name="Standard"/>
      <text:p text:style-name="Standard"><text:s text:c="6"/>}</text:p>
      <text:p text:style-name="Standard"><text:s text:c="6"/>else if(user_input == "3"){</text:p>
      <text:p text:style-name="Standard"><text:s text:c="9"/>string search_fist_name, search_last_name;</text:p>
      <text:p text:style-name="Standard"><text:s text:c="9"/>cout &lt;&lt; endl;</text:p>
      <text:p text:style-name="Standard"><text:s text:c="9"/>cout &lt;&lt; "Enter the last name to search:" &lt;&lt; endl;</text:p>
      <text:p text:style-name="Standard"><text:s text:c="9"/>getline(cin, search_last_name);</text:p>
      <text:p text:style-name="Standard"><text:s text:c="9"/>//cin &gt;&gt; search_last_name;</text:p>
      <text:p text:style-name="Standard"><text:s text:c="9"/>cout &lt;&lt; endl;</text:p>
      <text:p text:style-name="Standard"><text:s text:c="9"/>cout &lt;&lt; "Enter the first name to search:" &lt;&lt; endl;</text:p>
      <text:p text:style-name="Standard"><text:s text:c="9"/>getline(cin, search_fist_name);</text:p>
      <text:p text:style-name="Standard"><text:s text:c="9"/>//cin &gt;&gt; search_fist_name;</text:p>
      <text:p text:style-name="Standard"><text:s text:c="40"/>cout &lt;&lt; endl &lt;&lt; endl;</text:p>
      <text:p text:style-name="Standard"><text:s text:c="9"/>start = clock();</text:p>
      <text:p text:style-name="Standard"/>
      <text:p text:style-name="Standard"/>
      <text:p text:style-name="Standard"/>
      <text:p text:style-name="Standard"><text:s text:c="9"/>// write code to implement Requirement 3</text:p>
      <text:p text:style-name="Standard"><text:s text:c="9"/>//cvg</text:p>
      <text:p text:style-name="Standard"><text:s text:c="9"/>bool foundit = true;</text:p>
      <text:p text:style-name="Standard"><text:s text:c="9"/>for(int x = 0; x &lt; record_list.size(); x++)</text:p>
      <text:p text:style-name="Standard"><text:s text:c="9"/>{</text:p>
      <text:p text:style-name="Standard"><text:s text:c="12"/>Personal_record rec;</text:p>
      <text:p text:style-name="Standard"><text:s text:c="12"/>record_list.retrieve(x, rec);</text:p>
      <text:p text:style-name="Standard"><text:s text:c="12"/>if(rec.last_name==search_last_name &amp;&amp; rec.first_name==search_fist_name)</text:p>
      <text:p text:style-name="Standard"><text:s text:c="12"/>{</text:p>
      <text:p text:style-name="Standard"><text:s text:c="16"/>cout &lt;&lt; "Last Name: " &lt;&lt; rec.last_name &lt;&lt; endl &lt;&lt; "First Name: " &lt;&lt; rec.first_name &lt;&lt; endl;</text:p>
      <text:p text:style-name="Standard"><text:s text:c="16"/>cout &lt;&lt; "Code: " &lt;&lt; rec.code &lt;&lt; endl &lt;&lt; endl &lt;&lt; endl;</text:p>
      <text:p text:style-name="Standard"><text:s text:c="16"/>foundit = true;</text:p>
      <text:p text:style-name="Standard"><text:s text:c="16"/>break;</text:p>
      <text:p text:style-name="Standard"><text:s text:c="12"/>}</text:p>
      <text:p text:style-name="Standard"><text:s text:c="12"/>else if(rec.last_name!=search_last_name || rec.first_name!=search_fist_name)</text:p>
      <text:p text:style-name="Standard"><text:s text:c="12"/>{foundit = false;}</text:p>
      <text:p text:style-name="Standard"><text:s text:c="9"/>}</text:p>
      <text:p text:style-name="Standard"><text:s text:c="9"/>if(foundit == false)</text:p>
      <text:p text:style-name="Standard"><text:s text:c="9"/>{</text:p>
      <text:p text:style-name="Standard"><text:soft-page-break/><text:s text:c="12"/>cout &lt;&lt; "No Record." &lt;&lt; endl &lt;&lt; endl &lt;&lt; endl;</text:p>
      <text:p text:style-name="Standard"><text:s text:c="9"/>}</text:p>
      <text:p text:style-name="Standard"><text:s text:c="9"/>//cvg</text:p>
      <text:p text:style-name="Standard"/>
      <text:p text:style-name="Standard"><text:s text:c="9"/>finish = clock();</text:p>
      <text:p text:style-name="Standard"><text:s text:c="9"/>elapsed_time = (double)(finish - start) / CLOCKS_PER_SEC;</text:p>
      <text:p text:style-name="Standard"><text:s text:c="9"/>cout &lt;&lt; endl &lt;&lt; "Time: " &lt;&lt; elapsed_time &lt;&lt; " seconds" &lt;&lt; endl &lt;&lt; endl;</text:p>
      <text:p text:style-name="Standard"><text:s text:c="6"/>}</text:p>
      <text:p text:style-name="Standard"><text:s text:c="6"/>else if(user_input == "x")</text:p>
      <text:p text:style-name="Standard"><text:s text:c="9"/>exit_now = true;</text:p>
      <text:p text:style-name="Standard"><text:s text:c="3"/>}</text:p>
      <text:p text:style-name="Standard">}</text:p>
      <text:p text:style-name="Standard"/>
      <text:p text:style-name="Standard"/>
      <text:p text:style-name="Standard"/>
      <text:p text:style-name="Standard"/>
      <text:p text:style-name="Standard"/>
      <text:p text:style-name="Standard"/>
      <text:p text:style-name="Standard">Report: </text:p>
      <text:p text:style-name="Standard">Any way of implementing a search function would be better than mine as my search does not work. It always seems to make a false comparison and return “no record.” if mine did work in the specefied manner, there are a couple of ways to increase efficiency. </text:p>
      <text:p text:style-name="Standard"/>
      <text:list xml:id="list515907481870339482" text:style-name="L1">
        <text:list-item>
          <text:p text:style-name="P1">Search by code: as each code appears to be unique, it would make sense to search by code were that available.</text:p>
        </text:list-item>
        <text:list-item>
          <text:p text:style-name="P1">Use a quick search functions instead of sequential in order to speed the process.</text:p>
        </text:list-item>
        <text:list-item>
          <text:p text:style-name="P1">Use a BST instead of a sequential storing method so that one can store more efficiently instead of just searching. This would increase the speed for most other functions as well. If an AVL tree were properly implemented, this would on average cut the time in half.</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0T17:07:28.57</meta:creation-date>
    <meta:print-date>2013-06-10T17:14:57.19</meta:print-date>
    <meta:document-statistic meta:table-count="0" meta:image-count="0" meta:object-count="0" meta:page-count="4" meta:paragraph-count="144" meta:word-count="570" meta:character-count="5698"/>
    <dc:date>2013-06-10T17:15:17.86</dc:date>
    <meta:editing-duration>PT7M49S</meta:editing-duration>
    <meta:editing-cycles>1</meta:editing-cycles>
    <meta:generator>OpenOffice.org/3.4.1$Win32 OpenOffice.org_project/341m1$Build-9593</meta:generator>
  </office:meta>
</office:document-meta>
</file>